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e40c" officeooo:paragraph-rsid="001be40c"/>
    </style:style>
    <style:style style:name="P2" style:family="paragraph" style:parent-style-name="Standard">
      <style:text-properties officeooo:rsid="001c82d5" officeooo:paragraph-rsid="001c82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olo de chocolate simples</text:h>
      <text:p text:style-name="P1"/>
      <text:h text:style-name="Heading_20_2" text:outline-level="2">Sólidos:</text:h>
      <text:p text:style-name="P1"/>
      <text:p text:style-name="P1">1 + ½ xícara de farinha de trigo</text:p>
      <text:p text:style-name="P1">1 colher de café de fermento em pó</text:p>
      <text:p text:style-name="P1">1 pitada de sal</text:p>
      <text:p text:style-name="P1"/>
      <text:p text:style-name="P1">--- Receita com cacau em pó ---</text:p>
      <text:p text:style-name="P1">½ + ¼ xícara de açúcar</text:p>
      <text:p text:style-name="P1">¼ xícara de cacau em pó</text:p>
      <text:p text:style-name="P1"/>
      <text:p text:style-name="P1">--- Receita com achocolatado ---</text:p>
      <text:p text:style-name="P1">½ xícara de açúcar</text:p>
      <text:p text:style-name="P1">½ xícara de achocolatado</text:p>
      <text:p text:style-name="P1"/>
      <text:h text:style-name="Heading_20_2" text:outline-level="2">Líquidos:</text:h>
      <text:p text:style-name="P1"/>
      <text:p text:style-name="P1">1 colher de sopa de vinagre</text:p>
      <text:p text:style-name="P1">1 colher de café de essência de baunilha (opcional)</text:p>
      <text:p text:style-name="P1">1 xícara de água bem gelada (pode ser leite vegetal bem gelado também)</text:p>
      <text:p text:style-name="P1"/>
      <text:h text:style-name="Heading_20_1" text:outline-level="1">Chá de cravo:</text:h>
      <text:p text:style-name="P1">½ xicara de agua</text:p>
      <text:p text:style-name="P1">1 colher de sopa de cravo da índia</text:p>
      <text:p text:style-name="P1"/>
      <text:h text:style-name="Heading_20_1" text:outline-level="1">Creme logaritmo:</text:h>
      <text:p text:style-name="P2">1 xícara de água</text:p>
      <text:p text:style-name="P2">½ xícara de achocolatado (ou ¼ xícara de cacau em pó)</text:p>
      <text:p text:style-name="P2">¼ xícara de amido de milho</text:p>
      <text:p text:style-name="P2">1/8 xícara de óleo</text:p>
      <text:p text:style-name="P2"/>
      <text:p text:style-name="P2">===============================================</text:p>
      <text:p text:style-name="P1"/>
      <text:h text:style-name="Heading_20_1" text:outline-level="1">Preparo do bolo:</text:h>
      <text:p text:style-name="P2"/>
      <text:p text:style-name="P2">Unte uma forma com óleo e farinha (ou cacau, ou achocolatado).</text:p>
      <text:p text:style-name="P2">Acenda o fogo a 180 graus.</text:p>
      <text:p text:style-name="P2"/>
      <text:p text:style-name="P2">Junte os sólidos até ficar tudo bem homogêneo.</text:p>
      <text:p text:style-name="P2">Junte os líquidos até ficar tudo homogêneo.</text:p>
      <text:p text:style-name="P2"/>
      <text:p text:style-name="P2"><text:soft-page-break/>Misture tudo até ficar homogêneo! (Novamente com carinho, não pode bater a massa).</text:p>
      <text:p text:style-name="P2"/>
      <text:p text:style-name="P2">Coloque na forma e asse mais ou menos por 40 min.</text:p>
      <text:p text:style-name="P2">Faça o teste do garfo antes de tirar do forno.</text:p>
      <text:p text:style-name="P2"/>
      <text:p text:style-name="P2">Deixe o bolo esfriando.</text:p>
      <text:p text:style-name="P2"/>
      <text:h text:style-name="Heading_20_1" text:outline-level="1">Preparo do creme:</text:h>
      <text:p text:style-name="P2"/>
      <text:p text:style-name="P2">Junte tudo em uma panela.</text:p>
      <text:p text:style-name="P2">Coloque em fogo alto.</text:p>
      <text:p text:style-name="P2">Mexa até ficar um mingau homogêneo.</text:p>
      <text:p text:style-name="P2"/>
      <text:h text:style-name="Heading_20_1" text:outline-level="1">Preparo do chá de cravo:</text:h>
      <text:p text:style-name="P2">Junte a água e o cravo, coloque em uma chaleira, espere levantar fervura e reserve.</text:p>
      <text:p text:style-name="P2"/>
      <text:h text:style-name="Heading_20_1" text:outline-level="1">Montando o bolo (de preferência com tudo frio)</text:h>
      <text:p text:style-name="P2"/>
      <text:p text:style-name="P2">Corte o bolo ao meio.</text:p>
      <text:p text:style-name="P2">Coloque uma camada de 1 cm de creme no meio.</text:p>
      <text:p text:style-name="P2">Coloque o chá de cravo na parte de cima do bolo (para deixar molhadinho).</text:p>
      <text:p text:style-name="P2">Termine de decorar usando o resto do creme.</text:p>
      <text:p text:style-name="P2"/>
      <text:p text:style-name="P2">Põe na geladeira e prontinho!</text:p>
      <text:p text:style-name="P2"/>
      <text:p text:style-name="P2"/>
      <text:p text:style-name="P1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2:25:30.774375172</meta:creation-date>
    <dc:date>2018-10-29T12:53:10.295247305</dc:date>
    <meta:editing-duration>PT3M49S</meta:editing-duration>
    <meta:editing-cycles>1</meta:editing-cycles>
    <meta:document-statistic meta:table-count="0" meta:image-count="0" meta:object-count="0" meta:page-count="2" meta:paragraph-count="46" meta:word-count="290" meta:character-count="1515" meta:non-whitespace-character-count="1269"/>
    <meta:generator>LibreOffice/6.0.6.2$Linux_X86_64 LibreOffice_project/00m0$Build-2</meta:generator>
  </office:meta>
</office:document-meta>
</file>